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9999ff" draw:marker-start-width="0.35cm" draw:marker-end-width="0.35cm" draw:fill="solid" draw:fill-color="#6666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999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fill-color="#ccffcc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6666ff"/>
      <style:paragraph-properties fo:text-align="center"/>
      <style:text-properties fo:color="#ffffff"/>
    </style:style>
    <style:style style:name="P4" style:family="paragraph">
      <loext:graphic-properties draw:fill="solid" draw:fill-color="#ff3333"/>
      <style:paragraph-properties fo:text-align="center"/>
      <style:text-properties fo:color="#ffffff" fo:font-size="24pt" style:font-size-asian="24pt" style:font-size-complex="24pt"/>
    </style:style>
    <style:style style:name="P5" style:family="paragraph">
      <loext:graphic-properties draw:fill="solid" draw:fill-color="#ccffcc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 draw:fill-color="#ccffcc"/>
      <style:paragraph-properties fo:text-align="center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6.5cm" svg:y1="6.5cm" svg:x2="11.7cm" svg:y2="6.5cm" draw:start-shape="id1" draw:end-shape="id2" draw:end-glue-point="3" svg:d="M6500 6500h5200" svg:viewBox="0 0 5201 1">
          <text:p/>
        </draw:connector>
        <draw:custom-shape draw:style-name="gr2" draw:text-style-name="P3" xml:id="id2" draw:id="id2" draw:layer="layout" svg:width="6.3cm" svg:height="2.4cm" svg:x="11.7cm" svg:y="5.3cm">
          <text:p text:style-name="P2"><text:span text:style-name="T1">Phonet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5.5cm" svg:height="1.4cm" svg:x="1cm" svg:y="5.8cm">
          <text:p text:style-name="P2"><text:span text:style-name="T2">Toke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5cm" svg:height="1.4cm" svg:x="23.1cm" svg:y="5.8cm">
          <text:p text:style-name="P2"><text:span text:style-name="T2">Phonetiza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8cm" svg:y1="6.5cm" svg:x2="23.1cm" svg:y2="6.5cm" draw:start-shape="id2" draw:start-glue-point="1" draw:end-shape="id3" svg:d="M18000 6500h5100" svg:viewBox="0 0 5101 1">
          <text:p/>
        </draw:connector>
        <draw:custom-shape draw:style-name="gr4" draw:text-style-name="P5" xml:id="id4" draw:id="id4" draw:layer="layout" svg:width="4.499cm" svg:height="2.8cm" svg:x="12.601cm" svg:y="0.275cm">
          <text:p text:style-name="P2"><text:span text:style-name="T3">dic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6" draw:layer="layout" svg:x1="14.851cm" svg:y1="3.075cm" svg:x2="14.85cm" svg:y2="5.3cm" draw:start-shape="id4" draw:start-glue-point="6" draw:end-shape="id2" draw:end-glue-point="0" svg:d="M14851 3075v1113h-1v1112" svg:viewBox="0 0 2 22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21:09:09.92</meta:creation-date>
    <dc:date>2018-07-17T14:04:32.277000000</dc:date>
    <meta:editing-duration>PT20M41S</meta:editing-duration>
    <meta:editing-cycles>6</meta:editing-cycles>
    <meta:generator>LibreOffice/5.2.7.2$Windows_x86 LibreOffice_project/2b7f1e640c46ceb28adf43ee075a6e8b8439ed10</meta:generator>
    <meta:document-statistic meta:object-count="7"/>
  </office:meta>
</office:document-meta>
</file>